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87e4e" officeooo:paragraph-rsid="00187e4e"/>
    </style:style>
    <style:style style:name="P2" style:family="paragraph" style:parent-style-name="Standard">
      <style:paragraph-properties fo:text-align="center" style:justify-single-word="false"/>
      <style:text-properties officeooo:rsid="00187e4e" officeooo:paragraph-rsid="00187e4e"/>
    </style:style>
    <style:style style:name="P3" style:family="paragraph" style:parent-style-name="Standard">
      <style:text-properties officeooo:rsid="00187e4e" officeooo:paragraph-rsid="0019c6a1"/>
    </style:style>
    <style:style style:name="P4" style:family="paragraph" style:parent-style-name="Standard">
      <style:text-properties officeooo:rsid="0019c6a1" officeooo:paragraph-rsid="0019c6a1"/>
    </style:style>
    <style:style style:name="P5" style:family="paragraph" style:parent-style-name="Standard">
      <style:text-properties officeooo:paragraph-rsid="00187e4e"/>
    </style:style>
    <style:style style:name="P6" style:family="paragraph" style:parent-style-name="Standard">
      <style:text-properties officeooo:rsid="001bbe89" officeooo:paragraph-rsid="001bbe89"/>
    </style:style>
    <style:style style:name="P7" style:family="paragraph" style:parent-style-name="Standard">
      <style:text-properties officeooo:rsid="001f2244" officeooo:paragraph-rsid="001f2244"/>
    </style:style>
    <style:style style:name="P8" style:family="paragraph" style:parent-style-name="Standard">
      <style:text-properties officeooo:rsid="001f60ea" officeooo:paragraph-rsid="001f60ea"/>
    </style:style>
    <style:style style:name="P9" style:family="paragraph" style:parent-style-name="Standard">
      <style:text-properties officeooo:rsid="0022c8b7" officeooo:paragraph-rsid="0022c8b7"/>
    </style:style>
    <style:style style:name="T1" style:family="text">
      <style:text-properties officeooo:rsid="00187e4e"/>
    </style:style>
    <style:style style:name="T2" style:family="text">
      <style:text-properties officeooo:rsid="0019c6a1"/>
    </style:style>
    <style:style style:name="T3" style:family="text">
      <style:text-properties officeooo:rsid="001b3f69"/>
    </style:style>
    <style:style style:name="T4" style:family="text">
      <style:text-properties style:font-name="sans-serif" fo:font-size="8.25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60ea"/>
    </style:style>
    <style:style style:name="T7" style:family="text">
      <style:text-properties officeooo:rsid="00214b1a"/>
    </style:style>
    <style:style style:name="T8" style:family="text">
      <style:text-properties officeooo:rsid="0025b4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rcuitos lógicos secuenciales</text:p>
      <text:p text:style-name="P2"/>
      <text:p text:style-name="P2">Aramallo Guantay, Elian Leandro</text:p>
      <text:p text:style-name="P2"><text:a xlink:type="simple" xlink:href="mailto:aramallog.elian@gmail.com" text:style-name="Internet_20_link" text:visited-style-name="Visited_20_Internet_20_Link">aramallog.elian@gmail.com</text:a></text:p>
      <text:p text:style-name="P2">Ingeniería Electrónica</text:p>
      <text:p text:style-name="P2"/>
      <text:p text:style-name="P1"/>
      <text:p text:style-name="P5"><text:span text:style-name="T1">RESUMEN: Se realizó una investigación bibliográfica acerca del circuito cerrojo D, el flip-flop D, </text:span><text:span text:style-name="T2">registro y circuitos secuenciales asincrónicos y sincrónicos. De los circuitos secuenciales sincrónicos se desarrolló con mayor detalle la máquina de estado finito de Moore y la metodología para implementarlo en la resolución de un problema. <text:line-break/>Usando el software Digital se han elaborado los circuitos cerrojo D, flip-flop D y una máquina de estado finito representando la lógica para controlar semáforos en una calle. Habiendo seguido los métodos y analizando los resultados se concluye que </text:span><text:span text:style-name="T3">la respuesta de lo elaborado se corresponde con el análisis teórico.</text:span></text:p>
      <text:p text:style-name="P1"/>
      <text:p text:style-name="P1">1 INTRODUCCIÓN</text:p>
      <text:p text:style-name="P6">En este informe se van a desarrollar los conceptos necesarios y los métodos para el diseño de circuitos secuenciales, en especial el circuito de una máquina de estado finito.</text:p>
      <text:p text:style-name="P6"/>
      <text:p text:style-name="P1">2 CONCEPTOS PRELIMINARES</text:p>
      <text:p text:style-name="P1"/>
      <text:p text:style-name="P1">2.1 CERROJO D</text:p>
      <text:p text:style-name="P7">El cerrojo D (ver figura) resuelve el problema del cerrojo RS, que tenía una indeterminación cuando ambas entradas eran HIGH. Tiene dos entradas: La entrada de datos D que controla el siguiente estado en el debería estar y la entrada de reloj, denotado con CLK (del inglés, <text:span text:style-name="T5">clock</text:span>), el cual controla cuándo el estado debería cambiar. <text:span text:style-name="T6">(Harris and Harris, (2019), pp. 111)</text:span></text:p>
      <text:p text:style-name="P1">2.2 FLIP-FLOP D MAESTRO-ESCLAVO</text:p>
      <text:p text:style-name="P8">El flip-flop D puede ser armado a partir de dos cerrojos D en cascada controlados por relojes complementarios, como se muestra en la figura. El primer cerrojo L1 se llama líder y el segundo L2 se llama seguidor, porque hace lo que <text:span text:style-name="T8">haga</text:span> L1. <text:span text:style-name="T7">(Harris y Harris, (2019), pp. 112)</text:span></text:p>
      <text:p text:style-name="P8"/>
      <text:p text:style-name="P1">2.3 REGISTRO</text:p>
      <text:p text:style-name="P9">Un registro de N bits es un banco de N flip-flops que comparten entrada de reloj así las actualizaciones se realizan al mismo tiempo. Son el bloque principal de la mayoría de los circuitos secuenciales.</text:p>
      <text:p text:style-name="P1">2.4 CIRCUITO SECUENCIAL ASINCRÓNICO</text:p>
      <text:p text:style-name="P1"/>
      <text:p text:style-name="P1">2.5 CIRCUITO SECUENCIAL SINCRÓNICO</text:p>
      <text:p text:style-name="P1"/>
      <text:p text:style-name="P1">2.6 MÁQUINAS DE ESTADO FINITO</text:p>
      <text:p text:style-name="P1"/>
      <text:p text:style-name="P1">2.6.1 CONCEPTO</text:p>
      <text:p text:style-name="P1"/>
      <text:p text:style-name="P1">2.6.2 ESTRUCTURA GENERAL Y TIPOS</text:p>
      <text:p text:style-name="P1"/>
      <text:p text:style-name="P1">2.6.3 FORMAS DE REPRESENTACIÓN</text:p>
      <text:p text:style-name="P1"/>
      <text:p text:style-name="P1">2.6.4 ASIGNACIÓN DE DE <text:span text:style-name="T2">E</text:span>STADOS</text:p>
      <text:p text:style-name="P1"/>
      <text:p text:style-name="P4">2.6.5 ANÁLISIS Y SÍNTESIS</text:p>
      <text:p text:style-name="P4"/>
      <text:p text:style-name="P1"><text:soft-page-break/>3 MATERIALES Y MÉTODOS</text:p>
      <text:p text:style-name="P1"/>
      <text:p text:style-name="P3"><text:span text:style-name="T2">3.</text:span>1 CERROJO D</text:p>
      <text:p text:style-name="P3"/>
      <text:p text:style-name="P3"><text:span text:style-name="T2">3</text:span>.2 FLIP-FLOP D MAESTRO-ESCLAVO</text:p>
      <text:p text:style-name="P3"/>
      <text:p text:style-name="P4">3.3 MÁQUINA DE ESTADO FINITO</text:p>
      <text:p text:style-name="P4"/>
      <text:p text:style-name="P1">4 RESULTADOS Y DISCUSIÓN</text:p>
      <text:p text:style-name="P1"/>
      <text:p text:style-name="P3"><text:span text:style-name="T2">3.</text:span>1 CERROJO D</text:p>
      <text:p text:style-name="P3"/>
      <text:p text:style-name="P3"><text:span text:style-name="T2">3</text:span>.2 FLIP-FLOP D MAESTRO-ESCLAVO</text:p>
      <text:p text:style-name="P3"/>
      <text:p text:style-name="P4">3.3 MÁQUINA DE ESTADO FINITO: SEMÁFORO</text:p>
      <text:p text:style-name="P4"/>
      <text:p text:style-name="P1">5 CONCLUSIONES</text:p>
      <text:p text:style-name="P1"/>
      <text:p text:style-name="P1">6 REFERENCIAS</text:p>
      <text:p text:style-name="P1"/>
      <text:p text:style-name="P1"><text:bookmark text:name="page71R_mcid8"/><text:span text:style-name="T4">Harris, S.</text:span> <text:span text:style-name="T4">and Harris</text:span> <text:span text:style-name="T4">D. (2019).</text:span> <text:span text:style-name="T4">Digital Design and Computer</text:span> <text:span text:style-name="T4">Architecture, RISC-V Edition.</text:span> <text:span text:style-name="T4">Editorial</text:span><text:line-break/><text:span text:style-name="T4">Morgan Kaufmann.</text:span></text:p>
      <text:p text:style-name="P1"><text:bookmark text:name="page71R_mcid9"/><text:span text:style-name="T4">T. Floyd (2015).</text:span> <text:span text:style-name="T4">Digital Fundamentals, Eleventh Edition.</text:span> <text:span text:style-name="T4">Editorial Pearson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4:12:41.260341785</meta:creation-date>
    <dc:date>2024-09-12T15:59:29.275445039</dc:date>
    <meta:editing-duration>PT1H25M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394" meta:character-count="2527" meta:non-whitespace-character-count="2166"/>
  </office:meta>
</office:document-meta>
</file>